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D000000A965131D18.png" manifest:media-type="image/png"/>
  <manifest:file-entry manifest:full-path="Pictures/10000000000002130000009F3623990B.png" manifest:media-type="image/png"/>
  <manifest:file-entry manifest:full-path="Pictures/10000000000001A400000049E5C0774F.png" manifest:media-type="image/png"/>
  <manifest:file-entry manifest:full-path="Pictures/10000000000002740000008FAF989606.png" manifest:media-type="image/png"/>
  <manifest:file-entry manifest:full-path="Pictures/100000000000023C0000004E475464AD.png" manifest:media-type="image/png"/>
  <manifest:file-entry manifest:full-path="Pictures/100000000000027300000067FFD34FB0.png" manifest:media-type="image/png"/>
  <manifest:file-entry manifest:full-path="Pictures/10000000000000BA0000003B7C014AD8.png" manifest:media-type="image/png"/>
  <manifest:file-entry manifest:full-path="Pictures/100000000000012D00000026AA6AA690.png" manifest:media-type="image/png"/>
  <manifest:file-entry manifest:full-path="Pictures/10000000000001960000003424857744.png" manifest:media-type="image/png"/>
  <manifest:file-entry manifest:full-path="Pictures/10000000000002DE0000007B1C0A575F.png" manifest:media-type="image/png"/>
  <manifest:file-entry manifest:full-path="Pictures/10000000000001FB00000067B7F27913.png" manifest:media-type="image/png"/>
  <manifest:file-entry manifest:full-path="Pictures/100000000000017600000029339C0936.png" manifest:media-type="image/png"/>
  <manifest:file-entry manifest:full-path="Pictures/100000000000023C0000003B431C41EC.png" manifest:media-type="image/png"/>
  <manifest:file-entry manifest:full-path="Pictures/100000000000028F0000003D86AC3C31.png" manifest:media-type="image/png"/>
  <manifest:file-entry manifest:full-path="Pictures/100000000000024A0000003ADA8FBAC4.png" manifest:media-type="image/png"/>
  <manifest:file-entry manifest:full-path="Pictures/10000000000002340000003AC1CB0C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4.048cm" svg:height="4.206cm" svg:x="2.952cm" svg:y="1.5cm">
          <draw:image xlink:href="Pictures/10000000000002130000009F3623990B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1.112cm" svg:height="1.93cm" svg:x="1.5cm" svg:y="1.5cm">
          <draw:image xlink:href="Pictures/10000000000001A400000049E5C0774F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6.588cm" svg:height="2.724cm" svg:x="2.412cm" svg:y="4cm">
          <draw:image xlink:href="Pictures/100000000000027300000067FFD34FB0.png" xlink:type="simple" xlink:show="embed" xlink:actuate="onLoad" draw:mime-type="image/png">
            <text:p/>
          </draw:image>
        </draw:frame>
      </draw:page>
      <draw:page draw:name="page4" draw:style-name="dp1" draw:master-page-name="預設">
        <draw:frame draw:style-name="gr1" draw:text-style-name="P1" draw:layer="layout" svg:width="4.92cm" svg:height="1.56cm" svg:x="6.58cm" svg:y="18.25cm">
          <draw:image xlink:href="Pictures/10000000000000BA0000003B7C014AD8.png" xlink:type="simple" xlink:show="embed" xlink:actuate="onLoad" draw:mime-type="image/png">
            <text:p/>
          </draw:image>
        </draw:frame>
      </draw:page>
      <draw:page draw:name="page5" draw:style-name="dp1" draw:master-page-name="預設">
        <draw:frame draw:style-name="gr1" draw:text-style-name="P1" draw:layer="layout" svg:width="15.133cm" svg:height="2.063cm" svg:x="3cm" svg:y="7.687cm">
          <draw:image xlink:href="Pictures/100000000000023C0000004E475464AD.png" xlink:type="simple" xlink:show="embed" xlink:actuate="onLoad" draw:mime-type="image/png">
            <text:p/>
          </draw:image>
        </draw:frame>
      </draw:page>
      <draw:page draw:name="page6" draw:style-name="dp1" draw:master-page-name="預設">
        <draw:frame draw:style-name="gr1" draw:text-style-name="P1" draw:layer="layout" svg:width="10.741cm" svg:height="1.375cm" svg:x="5.259cm" svg:y="16.25cm">
          <draw:image xlink:href="Pictures/10000000000001960000003424857744.png" xlink:type="simple" xlink:show="embed" xlink:actuate="onLoad" draw:mime-type="image/png">
            <text:p/>
          </draw:image>
        </draw:frame>
      </draw:page>
      <draw:page draw:name="page7" draw:style-name="dp1" draw:master-page-name="預設">
        <draw:frame draw:style-name="gr1" draw:text-style-name="P1" draw:layer="layout" svg:width="7.963cm" svg:height="1.004cm" svg:x="5.287cm" svg:y="18cm">
          <draw:image xlink:href="Pictures/100000000000012D00000026AA6AA690.png" xlink:type="simple" xlink:show="embed" xlink:actuate="onLoad" draw:mime-type="image/png">
            <text:p/>
          </draw:image>
        </draw:frame>
      </draw:page>
      <draw:page draw:name="page8" draw:style-name="dp1" draw:master-page-name="預設">
        <draw:frame draw:style-name="gr1" draw:text-style-name="P1" draw:layer="layout" svg:width="16.615cm" svg:height="3.783cm" svg:x="2.25cm" svg:y="14.717cm">
          <draw:image xlink:href="Pictures/10000000000002740000008FAF989606.png" xlink:type="simple" xlink:show="embed" xlink:actuate="onLoad" draw:mime-type="image/png">
            <text:p/>
          </draw:image>
        </draw:frame>
      </draw:page>
      <draw:page draw:name="page9" draw:style-name="dp1" draw:master-page-name="預設">
        <draw:frame draw:style-name="gr1" draw:text-style-name="P1" draw:layer="layout" svg:width="18.999cm" svg:height="3.182cm" svg:x="1.251cm" svg:y="5cm">
          <draw:image xlink:href="Pictures/10000000000002DE0000007B1C0A575F.png" xlink:type="simple" xlink:show="embed" xlink:actuate="onLoad" draw:mime-type="image/png">
            <text:p/>
          </draw:image>
        </draw:frame>
      </draw:page>
      <draw:page draw:name="page10" draw:style-name="dp1" draw:master-page-name="預設">
        <draw:frame draw:style-name="gr1" draw:text-style-name="P1" draw:layer="layout" svg:width="13.413cm" svg:height="2.724cm" svg:x="2.837cm" svg:y="15.5cm">
          <draw:image xlink:href="Pictures/10000000000001FB00000067B7F27913.png" xlink:type="simple" xlink:show="embed" xlink:actuate="onLoad" draw:mime-type="image/png">
            <text:p/>
          </draw:image>
        </draw:frame>
      </draw:page>
      <draw:page draw:name="page11" draw:style-name="dp1" draw:master-page-name="預設">
        <draw:frame draw:style-name="gr1" draw:text-style-name="P1" draw:layer="layout" svg:width="14.736cm" svg:height="4.47cm" svg:x="2.5cm" svg:y="14.5cm">
          <draw:image xlink:href="Pictures/100000000000022D000000A965131D18.png" xlink:type="simple" xlink:show="embed" xlink:actuate="onLoad" draw:mime-type="image/png">
            <text:p/>
          </draw:image>
        </draw:frame>
      </draw:page>
      <draw:page draw:name="page12" draw:style-name="dp1" draw:master-page-name="預設">
        <draw:frame draw:style-name="gr1" draw:text-style-name="P1" draw:layer="layout" svg:width="9.894cm" svg:height="1.084cm" svg:x="4.356cm" svg:y="16.75cm">
          <draw:image xlink:href="Pictures/100000000000017600000029339C0936.png" xlink:type="simple" xlink:show="embed" xlink:actuate="onLoad" draw:mime-type="image/png">
            <text:p/>
          </draw:image>
        </draw:frame>
      </draw:page>
      <draw:page draw:name="page13" draw:style-name="dp1" draw:master-page-name="預設">
        <draw:frame draw:style-name="gr1" draw:text-style-name="P1" draw:layer="layout" svg:width="15.133cm" svg:height="1.56cm" svg:x="2.117cm" svg:y="17.5cm">
          <draw:image xlink:href="Pictures/100000000000023C0000003B431C41EC.png" xlink:type="simple" xlink:show="embed" xlink:actuate="onLoad" draw:mime-type="image/png">
            <text:p/>
          </draw:image>
        </draw:frame>
      </draw:page>
      <draw:page draw:name="page14" draw:style-name="dp1" draw:master-page-name="預設">
        <draw:frame draw:style-name="gr1" draw:text-style-name="P1" draw:layer="layout" svg:width="17.329cm" svg:height="1.613cm" svg:x="1.422cm" svg:y="9.251cm">
          <draw:image xlink:href="Pictures/100000000000028F0000003D86AC3C31.png" xlink:type="simple" xlink:show="embed" xlink:actuate="onLoad" draw:mime-type="image/png">
            <text:p/>
          </draw:image>
        </draw:frame>
      </draw:page>
      <draw:page draw:name="page15" draw:style-name="dp1" draw:master-page-name="預設">
        <draw:frame draw:style-name="gr1" draw:text-style-name="P1" draw:layer="layout" svg:width="15.504cm" svg:height="1.534cm" svg:x="2.75cm" svg:y="18cm">
          <draw:image xlink:href="Pictures/100000000000024A0000003ADA8FBAC4.png" xlink:type="simple" xlink:show="embed" xlink:actuate="onLoad" draw:mime-type="image/png">
            <text:p/>
          </draw:image>
        </draw:frame>
      </draw:page>
      <draw:page draw:name="page16" draw:style-name="dp1" draw:master-page-name="預設">
        <draw:frame draw:style-name="gr1" draw:text-style-name="P1" draw:layer="layout" svg:width="14.922cm" svg:height="1.534cm" svg:x="3.25cm" svg:y="14.466cm">
          <draw:image xlink:href="Pictures/10000000000002340000003AC1CB0C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13:25:01.336000000</meta:creation-date>
    <dc:date>2024-03-04T09:20:08.082000000</dc:date>
    <meta:editing-duration>PT18H49S</meta:editing-duration>
    <meta:editing-cycles>5</meta:editing-cycles>
    <meta:generator>LibreOffice/24.2.1.2$Windows_X86_64 LibreOffice_project/db4def46b0453cc22e2d0305797cf981b68ef5ac</meta:generator>
    <meta:print-date>2024-03-01T14:27:21.858000000</meta:print-date>
    <meta:printed-by>PDF 檔案</meta:printed-by>
    <meta:document-statistic meta:object-count="16"/>
  </office:meta>
</office:document-meta>
</file>